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ccb8" officeooo:paragraph-rsid="0005ccb8"/>
    </style:style>
    <style:style style:name="P2" style:family="paragraph" style:parent-style-name="Standard">
      <style:text-properties fo:language="ru" fo:country="RU" officeooo:rsid="000731ca" officeooo:paragraph-rsid="000731ca"/>
    </style:style>
    <style:style style:name="P3" style:family="paragraph" style:parent-style-name="Standard">
      <style:text-properties fo:language="ru" fo:country="RU" officeooo:rsid="00075599" officeooo:paragraph-rsid="00075599"/>
    </style:style>
    <style:style style:name="T1" style:family="text">
      <style:text-properties officeooo:rsid="00075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июня 2024</text:p>
      <text:p text:style-name="P1"/>
      <text:p text:style-name="P1">Что надо сделать:</text:p>
      <text:p text:style-name="P1">1) Придумать название галереи</text:p>
      <text:p text:style-name="P1">2) Создать репозиторий на GitHub</text:p>
      <text:p text:style-name="P1">3) Всосать этот репозиторий в какую-нибудь папку к себе на комп (git clone путь к репозиторию)</text:p>
      <text:p text:style-name="P2">4) Readme. Начать писать readme файл с инструкциями (в него мы будем писать в т.ч. как создать докер-контейнеры и т.п.)</text:p>
      <text:p text:style-name="P2">5) У нас приложение будет состоять из нескольких докер-контейнеров. В одном – сервер базы данных, в другом – Adminer (управление базой данных), в третьем (в будущем, не сейчас – само приложение). Контейнеры должны быть объединены сетью. Потому на<text:span text:style-name="T1">до создать докер-сеть (см. ридми к аркумиде, например).</text:span></text:p>
      <text:p text:style-name="P3">6) Создать dockerfile для сервера базы данных</text:p>
      <text:p text:style-name="P3">7) Создать docker-compose файл для инфраструктуры</text:p>
      <text:p text:style-name="P3">8) Развернуть инфраструктуру в докере</text:p>
      <text:p text:style-name="P3">9) Показать, что получилось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3:43:36.621148924</meta:creation-date>
    <meta:generator>LibreOffice/7.6.7.2$Linux_X86_64 LibreOffice_project/60$Build-2</meta:generator>
    <dc:date>2024-06-08T13:49:19.600121712</dc:date>
    <meta:editing-duration>PT5M42S</meta:editing-duration>
    <meta:editing-cycles>3</meta:editing-cycles>
    <meta:document-statistic meta:table-count="0" meta:image-count="0" meta:object-count="0" meta:page-count="1" meta:paragraph-count="11" meta:word-count="115" meta:character-count="761" meta:non-whitespace-character-count="654"/>
  </office:meta>
</office:document-meta>
</file>